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6">
      <style:table-cell-properties fo:background-color="#FFFF00"/>
    </style:style>
    <style:style style:name="ce6" style:family="table-cell" style:parent-style-name="Default" style:data-style-name="N37">
      <style:table-cell-properties fo:background-color="transparent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4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fo:background-color="#B2B2B2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style:vertical-align="automatic" fo:background-color="#FFFF00" style:repeat-content="false"/>
      <style:paragraph-properties fo:text-align="end" fo:margin-right="0cm"/>
    </style:style>
    <style:style style:name="ce14" style:family="table-cell" style:parent-style-name="Default" style:data-style-name="N39"/>
    <style:style style:name="ce15" style:family="table-cell" style:parent-style-name="Default" style:data-style-name="N2"/>
    <style:style style:name="ce16" style:family="table-cell" style:parent-style-name="Bad" style:data-style-name="N0">
      <style:table-cell-properties style:vertical-align="automatic" fo:background-color="#FFCCCC" style:cell-protect="protected"/>
      <style:text-properties fo:color="#CC0000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7" style:family="table-cell" style:parent-style-name="Default" style:data-style-name="N2">
      <style:table-cell-properties fo:background-color="transparent"/>
      <style:map style:condition="of:cell-content-is-between(-3.9,3.9)" style:apply-style-name="cf1"/>
      <style:map style:condition="of:cell-content-is-not-between(-3.9,3.9)" style:apply-style-name="cf2"/>
    </style:style>
    <style:style style:name="ce18" style:family="table-cell" style:parent-style-name="Default" style:data-style-name="N2">
      <style:map style:condition="of:cell-content-is-not-between(-3.9,3.9)" style:apply-style-name="cf2"/>
      <style:map style:condition="of:cell-content-is-between(-3.9,3.9)" style:apply-style-name="cf1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ystem_Verification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System Parameters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# of bits (N)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dda (V)</text:p>
          </table:table-cell>
          <table:table-cell office:value-type="float" office:value="1.2" table:style-name="ce1">
            <text:p>1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ref (V)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office:annotation draw:style-name="a0" svg:x="2.21875in" svg:y="0.291666666666667in" svg:width="1.13541666666667in" svg:height="1.01041666666667in">
              <dc:creator/>
              <text:p><text:span text:style-name="T1">Update highlighted values for each test run to calculate ADC error</text:span></text:p>
            </office:annotation>
            <text:p>Test Case</text:p>
          </table:table-cell>
          <table:table-cell office:value-type="string" table:style-name="ce2">
            <text:p>Valu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Vin (mV)</text:p>
          </table:table-cell>
          <table:table-cell office:value-type="float" office:value="33.4" table:style-name="ce4">
            <text:p>33.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G&lt;2:0&gt;</text:p>
          </table:table-cell>
          <table:table-cell office:value-type="float" office:value="0" table:style-name="ce5">
            <text:p>0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">
            <text:p>PGA Gain</text:p>
          </table:table-cell>
          <table:table-cell office:value-type="float" office:value="1" table:formula="of:=BIN2DEC([.B8])+1" table:style-name="ce3">
            <text:p>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Expected PGA output (mV)</text:p>
          </table:table-cell>
          <table:table-cell office:value-type="float" office:value="33.4" table:formula="of:=[.B7]*[.B9]" table:style-name="ce6">
            <text:p>33.4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ctual PGA output (mV)</text:p>
          </table:table-cell>
          <table:table-cell office:value-type="float" office:value="35.54" table:style-name="ce7">
            <text:p>35.5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GA error (mV)</text:p>
          </table:table-cell>
          <table:table-cell office:value-type="float" office:value="2.1400000000000006" table:formula="of:=([.B11]-[.B10])" table:style-name="ce17">
            <text:p>2.14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PGA error (%)</text:p>
          </table:table-cell>
          <table:table-cell office:value-type="float" office:value="6.4071856287425168" table:formula="of:=100*([.B11]-[.B10])/[.B10]" table:style-name="ce9">
            <text:p>6.41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table:style-name="ce10"/>
          <table:table-cell table:number-columns-repeated="16382" table:style-name="ce1"/>
        </table:table-row>
        <table:table-row table:style-name="ro2">
          <table:table-cell office:value-type="string" table:style-name="ce1">
            <text:p>Expected ADC output (dec)</text:p>
          </table:table-cell>
          <table:table-cell office:value-type="float" office:value="8.5503999999999998" table:formula="of:=([.B10]/1000)*POWER(2;[.B2])" table:style-name="ce1">
            <text:p>8.5504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b7: 3ms</text:p>
          </table:table-cell>
          <table:table-cell office:value-type="string" table:style-name="ce1">
            <text:p>b6: 4ms</text:p>
          </table:table-cell>
          <table:table-cell office:value-type="string" table:style-name="ce1">
            <text:p>b5: 5ms</text:p>
          </table:table-cell>
          <table:table-cell office:value-type="string" table:style-name="ce1">
            <text:p>b4: 6ms</text:p>
          </table:table-cell>
          <table:table-cell office:value-type="string" table:style-name="ce1">
            <text:p>b3: 7ms</text:p>
          </table:table-cell>
          <table:table-cell office:value-type="string" table:style-name="ce1">
            <text:p>b2: 8ms</text:p>
          </table:table-cell>
          <table:table-cell office:value-type="string" table:style-name="ce1">
            <text:p>b1: 9 ms</text:p>
          </table:table-cell>
          <table:table-cell office:value-type="string" table:style-name="ce1">
            <text:p>b0: 10 m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Expected ADC output (binary)</text:p>
          </table:table-cell>
          <table:table-cell office:value-type="string" office:string-value="00001000" table:formula="of:=DEC2BIN(FLOOR([.B15]);8)" table:style-name="ce11">
            <text:p>00001000</text:p>
          </table:table-cell>
          <table:table-cell office:value-type="string" office:string-value="0" table:formula="of:=MID([.$B$17];1;1)" table:style-name="ce11">
            <text:p>0</text:p>
          </table:table-cell>
          <table:table-cell office:value-type="string" office:string-value="0" table:formula="of:=MID([.$B$17];2;1)" table:style-name="ce11">
            <text:p>0</text:p>
          </table:table-cell>
          <table:table-cell office:value-type="string" office:string-value="0" table:formula="of:=MID([.$B$17];3;1)" table:style-name="ce11">
            <text:p>0</text:p>
          </table:table-cell>
          <table:table-cell office:value-type="string" office:string-value="0" table:formula="of:=MID([.$B$17];4;1)" table:style-name="ce11">
            <text:p>0</text:p>
          </table:table-cell>
          <table:table-cell office:value-type="string" office:string-value="1" table:formula="of:=MID([.$B$17];5;1)" table:style-name="ce11">
            <text:p>1</text:p>
          </table:table-cell>
          <table:table-cell office:value-type="string" office:string-value="0" table:formula="of:=MID([.$B$17];6;1)" table:style-name="ce11">
            <text:p>0</text:p>
          </table:table-cell>
          <table:table-cell office:value-type="string" office:string-value="0" table:formula="of:=MID([.$B$17];7;1)" table:style-name="ce11">
            <text:p>0</text:p>
          </table:table-cell>
          <table:table-cell office:value-type="string" office:string-value="0" table:formula="of:=MID([.$B$17];8;1)" table:style-name="ce12">
            <office:annotation draw:style-name="a1" svg:x="10.21875in" svg:y="2.25in" svg:width="1.13541666666667in" svg:height="0.854166666666667in">
              <dc:creator/>
              <text:p><text:span text:style-name="T1">This bit can be 0 or 1 depending on rounding (acceptable error)</text:span></text:p>
            </office:annotation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Actual ADC output (binary)</text:p>
          </table:table-cell>
          <table:table-cell office:value-type="float" office:value="1000" table:style-name="ce13">
            <text:p>000010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ctual ADC output (dec)</text:p>
          </table:table-cell>
          <table:table-cell office:value-type="float" office:value="8" table:formula="of:=BIN2DEC([.B18])" table:style-name="ce1">
            <text:p>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alculated output voltage (mV)</text:p>
          </table:table-cell>
          <table:table-cell office:value-type="float" office:value="31.25" table:formula="of:=1000*[.B19]/POWER(2;[.B2])" table:style-name="ce14">
            <text:p>31.250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ADC Error (mV)</text:p>
          </table:table-cell>
          <table:table-cell office:value-type="float" office:value="-4.2899999999999991" table:formula="of:=([.B20]-[.B11])" table:style-name="ce18">
            <text:p>-4.29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Overall System Error (mV)</text:p>
          </table:table-cell>
          <table:table-cell office:value-type="float" office:value="-2.1499999999999986" table:formula="of:=[.B20]-[.B10]" table:style-name="ce18">
            <text:p>-2.15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office:annotation draw:style-name="a2" svg:x="2.21875in" svg:y="3.66666666666667in" svg:width="1.13541666666667in" svg:height="0.854166666666667in">
              <dc:creator/>
              <text:p><text:span text:style-name="T1">Update highlighted cells to test individual loading conditions</text:span></text:p>
            </office:annotation>
            <text:p>Transient Test</text:p>
          </table:table-cell>
          <table:table-cell office:value-type="string" table:style-name="ce1">
            <text:p>Valu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+ (mV)</text:p>
          </table:table-cell>
          <table:table-cell office:value-type="float" office:value="1000" table:formula="of:=[.B4]*1000" table:style-name="ce1">
            <text:p>1000</text:p>
          </table:table-cell>
          <table:table-cell table:number-columns-repeated="16382" table:style-name="ce1"/>
        </table:table-row>
        <table:table-row table:style-name="ro2">
          <table:table-cell table:number-columns-repeated="2" table:style-name="ce1"/>
          <table:table-cell office:value-type="string" table:style-name="ce11">
            <text:p>b7: 3ms</text:p>
          </table:table-cell>
          <table:table-cell office:value-type="string" table:style-name="ce11">
            <text:p>b6: 4ms</text:p>
          </table:table-cell>
          <table:table-cell office:value-type="string" table:style-name="ce11">
            <text:p>b5: 5ms</text:p>
          </table:table-cell>
          <table:table-cell office:value-type="string" table:style-name="ce11">
            <text:p>b4: 6ms</text:p>
          </table:table-cell>
          <table:table-cell office:value-type="string" table:style-name="ce11">
            <text:p>b3: 7ms</text:p>
          </table:table-cell>
          <table:table-cell office:value-type="string" table:style-name="ce11">
            <text:p>b2: 8ms</text:p>
          </table:table-cell>
          <table:table-cell office:value-type="string" table:style-name="ce11">
            <text:p>b1: 9 ms</text:p>
          </table:table-cell>
          <table:table-cell office:value-type="string" table:style-name="ce11">
            <text:p>b0: 10 m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B&lt;7:0&gt; (binary)</text:p>
          </table:table-cell>
          <table:table-cell office:value-type="string" office:string-value="10000000" table:formula="of:=COM.MICROSOFT.CONCAT([.C28:.J28])" table:style-name="ce11">
            <text:p>1000000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B (dec)</text:p>
          </table:table-cell>
          <table:table-cell office:value-type="float" office:value="128" table:formula="of:=BIN2DEC([.B28])" table:style-name="ce11">
            <text:p>12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V- (mV)</text:p>
          </table:table-cell>
          <table:table-cell office:value-type="float" office:value="1466.6" table:formula="of:=(1+[.B29]/POWER(2;[.B2]))*[.B26]-[.B10]" table:style-name="ce1">
            <text:p>1466.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COMP</text:p>
          </table:table-cell>
          <table:table-cell office:value-type="string" office:string-value="LOW" table:formula="of:=IF([.B26]&gt;[.B30];&quot;HIGH&quot;;&quot;LOW&quot;)" table:style-name="ce11">
            <text:p>LOW</text:p>
          </table:table-cell>
          <table:table-cell office:value-type="string" table:style-name="ce1">
            <text:p>← if HIGH, SAR keeps bit set</text:p>
          </table:table-cell>
          <table:table-cell table:number-columns-repeated="16381" table:style-name="ce1"/>
        </table:table-row>
        <table:table-row table:number-rows-repeated="1048545" table:style-name="ro2">
          <table:table-cell table:number-columns-repeated="16384"/>
        </table:table-row>
      </table:table>
      <table:table table:name="Sheet1" table:style-name="ta2">
        <table:table-column table:style-name="co3" table:number-columns-repeated="16384" table:default-cell-style-name="ce1"/>
        <table:table-row table:style-name="ro2">
          <table:table-cell office:value-type="string" table:style-name="ce1">
            <text:p>Vbat</text:p>
          </table:table-cell>
          <table:table-cell office:value-type="float" office:value="3.2" table:style-name="ce1">
            <text:p>3.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mp</text:p>
          </table:table-cell>
          <table:table-cell office:value-type="float" office:value="25" table:style-name="ce1">
            <text:p>25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Start time</text:p>
          </table:table-cell>
          <table:table-cell office:value-type="float" office:value="12" table:style-name="ce1">
            <text:p>12</text:p>
          </table:table-cell>
          <table:table-cell office:value-type="float" office:value="22" table:formula="of:=[.B4]+10" table:style-name="ce1">
            <text:p>22</text:p>
          </table:table-cell>
          <table:table-cell office:value-type="float" office:value="32" table:formula="of:=[.C4]+10" table:style-name="ce1">
            <text:p>32</text:p>
          </table:table-cell>
          <table:table-cell office:value-type="float" office:value="42" table:formula="of:=[.D4]+10" table:style-name="ce1">
            <text:p>42</text:p>
          </table:table-cell>
          <table:table-cell office:value-type="float" office:value="52" table:formula="of:=[.E4]+10" table:style-name="ce1">
            <text:p>52</text:p>
          </table:table-cell>
          <table:table-cell office:value-type="float" office:value="62" table:formula="of:=[.F4]+10" table:style-name="ce1">
            <text:p>62</text:p>
          </table:table-cell>
          <table:table-cell office:value-type="float" office:value="72" table:formula="of:=[.G4]+10" table:style-name="ce1">
            <text:p>72</text:p>
          </table:table-cell>
          <table:table-cell office:value-type="float" office:value="82" table:formula="of:=[.H4]+10" table:style-name="ce1">
            <text:p>82</text:p>
          </table:table-cell>
          <table:table-cell office:value-type="float" office:value="92" table:formula="of:=[.I4]+10" table:style-name="ce1">
            <text:p>92</text:p>
          </table:table-cell>
          <table:table-cell office:value-type="float" office:value="102" table:formula="of:=[.J4]+10" table:style-name="ce1">
            <text:p>102</text:p>
          </table:table-cell>
          <table:table-cell office:value-type="float" office:value="112" table:formula="of:=[.K4]+10" table:style-name="ce1">
            <text:p>112</text:p>
          </table:table-cell>
          <table:table-cell office:value-type="float" office:value="122" table:formula="of:=[.L4]+10" table:style-name="ce1">
            <text:p>122</text:p>
          </table:table-cell>
          <table:table-cell office:value-type="float" office:value="132" table:formula="of:=[.M4]+10" table:style-name="ce1">
            <text:p>132</text:p>
          </table:table-cell>
          <table:table-cell office:value-type="float" office:value="142" table:formula="of:=[.N4]+10" table:style-name="ce1">
            <text:p>142</text:p>
          </table:table-cell>
          <table:table-cell office:value-type="float" office:value="12" table:style-name="ce1">
            <text:p>12</text:p>
          </table:table-cell>
          <table:table-cell office:value-type="float" office:value="22" table:formula="of:=[.P4]+10" table:style-name="ce1">
            <text:p>22</text:p>
          </table:table-cell>
          <table:table-cell office:value-type="float" office:value="32" table:formula="of:=[.Q4]+10" table:style-name="ce1">
            <text:p>32</text:p>
          </table:table-cell>
          <table:table-cell office:value-type="float" office:value="42" table:formula="of:=[.R4]+10" table:style-name="ce1">
            <text:p>42</text:p>
          </table:table-cell>
          <table:table-cell office:value-type="float" office:value="52" table:formula="of:=[.S4]+10" table:style-name="ce1">
            <text:p>52</text:p>
          </table:table-cell>
          <table:table-cell office:value-type="float" office:value="62" table:formula="of:=[.T4]+10" table:style-name="ce1">
            <text:p>62</text:p>
          </table:table-cell>
          <table:table-cell office:value-type="float" office:value="72" table:formula="of:=[.U4]+10" table:style-name="ce1">
            <text:p>72</text:p>
          </table:table-cell>
          <table:table-cell office:value-type="float" office:value="82" table:formula="of:=[.V4]+10" table:style-name="ce1">
            <text:p>82</text:p>
          </table:table-cell>
          <table:table-cell office:value-type="float" office:value="92" table:formula="of:=[.W4]+10" table:style-name="ce1">
            <text:p>92</text:p>
          </table:table-cell>
          <table:table-cell office:value-type="float" office:value="102" table:formula="of:=[.X4]+10" table:style-name="ce1">
            <text:p>102</text:p>
          </table:table-cell>
          <table:table-cell table:number-columns-repeated="16359"/>
        </table:table-row>
        <table:table-row table:style-name="ro2">
          <table:table-cell office:value-type="string" table:style-name="ce1">
            <text:p>Vin</text:p>
          </table:table-cell>
          <table:table-cell office:value-type="float" office:value="0" table:style-name="ce1">
            <text:p>0</text:p>
          </table:table-cell>
          <table:table-cell office:value-type="float" office:value="33.33" table:style-name="ce1">
            <text:p>33.33</text:p>
          </table:table-cell>
          <table:table-cell office:value-type="float" office:value="70.45" table:style-name="ce1">
            <text:p>70.45</text:p>
          </table:table-cell>
          <table:table-cell office:value-type="float" office:value="107.57" table:style-name="ce1">
            <text:p>107.57</text:p>
          </table:table-cell>
          <table:table-cell office:value-type="float" office:value="144.66999999999999" table:style-name="ce1">
            <text:p>144.67</text:p>
          </table:table-cell>
          <table:table-cell office:value-type="float" office:value="181.8" table:style-name="ce1">
            <text:p>181.8</text:p>
          </table:table-cell>
          <table:table-cell office:value-type="float" office:value="218.85" table:style-name="ce1">
            <text:p>218.85</text:p>
          </table:table-cell>
          <table:table-cell office:value-type="float" office:value="256.04000000000002" table:style-name="ce1">
            <text:p>256.04</text:p>
          </table:table-cell>
          <table:table-cell office:value-type="float" office:value="293.16000000000003" table:style-name="ce1">
            <text:p>293.16</text:p>
          </table:table-cell>
          <table:table-cell office:value-type="float" office:value="330.28" table:style-name="ce1">
            <text:p>330.28</text:p>
          </table:table-cell>
          <table:table-cell office:value-type="float" office:value="367.4" table:style-name="ce1">
            <text:p>367.4</text:p>
          </table:table-cell>
          <table:table-cell office:value-type="float" office:value="404.51" table:style-name="ce1">
            <text:p>404.51</text:p>
          </table:table-cell>
          <table:table-cell office:value-type="float" office:value="441.63" table:style-name="ce1">
            <text:p>441.63</text:p>
          </table:table-cell>
          <table:table-cell office:value-type="float" office:value="478.75" table:style-name="ce1">
            <text:p>478.75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PGA out</text:p>
          </table:table-cell>
          <table:table-cell office:value-type="float" office:value="3.3" table:style-name="ce1">
            <text:p>3.3</text:p>
          </table:table-cell>
          <table:table-cell office:value-type="float" office:value="35.549999999999997" table:style-name="ce1">
            <text:p>35.55</text:p>
          </table:table-cell>
          <table:table-cell office:value-type="float" office:value="72.260000000000005" table:style-name="ce1">
            <text:p>72.26</text:p>
          </table:table-cell>
          <table:table-cell office:value-type="float" office:value="109.68" table:style-name="ce1">
            <text:p>109.68</text:p>
          </table:table-cell>
          <table:table-cell office:value-type="float" office:value="147.44" table:style-name="ce1">
            <text:p>147.44</text:p>
          </table:table-cell>
          <table:table-cell office:value-type="float" office:value="186.77" table:style-name="ce1">
            <text:p>186.77</text:p>
          </table:table-cell>
          <table:table-cell office:value-type="float" office:value="226.31" table:style-name="ce1">
            <text:p>226.31</text:p>
          </table:table-cell>
          <table:table-cell office:value-type="float" office:value="263.83999999999997" table:style-name="ce1">
            <text:p>263.84</text:p>
          </table:table-cell>
          <table:table-cell office:value-type="float" office:value="300.31" table:style-name="ce1">
            <text:p>300.31</text:p>
          </table:table-cell>
          <table:table-cell office:value-type="float" office:value="335.69" table:style-name="ce1">
            <text:p>335.69</text:p>
          </table:table-cell>
          <table:table-cell office:value-type="float" office:value="371.6" table:style-name="ce1">
            <text:p>371.6</text:p>
          </table:table-cell>
          <table:table-cell office:value-type="float" office:value="408.11" table:style-name="ce1">
            <text:p>408.11</text:p>
          </table:table-cell>
          <table:table-cell office:value-type="float" office:value="443.98" table:style-name="ce1">
            <text:p>443.98</text:p>
          </table:table-cell>
          <table:table-cell office:value-type="float" office:value="481.49" table:style-name="ce1">
            <text:p>481.49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ADC out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10" table:style-name="ce1">
            <text:p>10010</text:p>
          </table:table-cell>
          <table:table-cell office:value-type="float" office:value="11011" table:style-name="ce1">
            <text:p>11011</text:p>
          </table:table-cell>
          <table:table-cell office:value-type="float" office:value="100101" table:style-name="ce1">
            <text:p>100101</text:p>
          </table:table-cell>
          <table:table-cell office:value-type="float" office:value="101111" table:style-name="ce1">
            <text:p>101111</text:p>
          </table:table-cell>
          <table:table-cell office:value-type="float" office:value="111001" table:style-name="ce1">
            <text:p>111001</text:p>
          </table:table-cell>
          <table:table-cell office:value-type="float" office:value="1000011" table:style-name="ce1">
            <text:p>1000011</text:p>
          </table:table-cell>
          <table:table-cell office:value-type="float" office:value="1001100" table:style-name="ce1">
            <text:p>1001100</text:p>
          </table:table-cell>
          <table:table-cell office:value-type="float" office:value="1010101" table:style-name="ce1">
            <text:p>1010101</text:p>
          </table:table-cell>
          <table:table-cell office:value-type="float" office:value="1011110" table:style-name="ce1">
            <text:p>1011110</text:p>
          </table:table-cell>
          <table:table-cell office:value-type="float" office:value="1100111" table:style-name="ce1">
            <text:p>1100111</text:p>
          </table:table-cell>
          <table:table-cell office:value-type="float" office:value="1110001" table:style-name="ce1">
            <text:p>1110001</text:p>
          </table:table-cell>
          <table:table-cell office:value-type="float" office:value="1111011" table:style-name="ce1">
            <text:p>1111011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ADC out</text:p>
          </table:table-cell>
          <table:table-cell office:value-type="float" office:value="0" table:formula="of:=1000*BIN2DEC([.B7])/256" table:style-name="ce1">
            <text:p>0</text:p>
          </table:table-cell>
          <table:table-cell office:value-type="float" office:value="31.25" table:formula="of:=1000*BIN2DEC([.C7])/256" table:style-name="ce1">
            <text:p>31.25</text:p>
          </table:table-cell>
          <table:table-cell office:value-type="float" office:value="70.3125" table:formula="of:=1000*BIN2DEC([.D7])/256" table:style-name="ce1">
            <text:p>70.3125</text:p>
          </table:table-cell>
          <table:table-cell office:value-type="float" office:value="105.46875" table:formula="of:=1000*BIN2DEC([.E7])/256" table:style-name="ce1">
            <text:p>105.46875</text:p>
          </table:table-cell>
          <table:table-cell office:value-type="float" office:value="144.53125" table:formula="of:=1000*BIN2DEC([.F7])/256" table:style-name="ce1">
            <text:p>144.53125</text:p>
          </table:table-cell>
          <table:table-cell office:value-type="float" office:value="183.59375" table:formula="of:=1000*BIN2DEC([.G7])/256" table:style-name="ce1">
            <text:p>183.59375</text:p>
          </table:table-cell>
          <table:table-cell office:value-type="float" office:value="222.65625" table:formula="of:=1000*BIN2DEC([.H7])/256" table:style-name="ce1">
            <text:p>222.65625</text:p>
          </table:table-cell>
          <table:table-cell office:value-type="float" office:value="261.71875" table:formula="of:=1000*BIN2DEC([.I7])/256" table:style-name="ce1">
            <text:p>261.71875</text:p>
          </table:table-cell>
          <table:table-cell office:value-type="float" office:value="296.875" table:formula="of:=1000*BIN2DEC([.J7])/256" table:style-name="ce1">
            <text:p>296.875</text:p>
          </table:table-cell>
          <table:table-cell office:value-type="float" office:value="332.03125" table:formula="of:=1000*BIN2DEC([.K7])/256" table:style-name="ce1">
            <text:p>332.03125</text:p>
          </table:table-cell>
          <table:table-cell office:value-type="float" office:value="367.1875" table:formula="of:=1000*BIN2DEC([.L7])/256" table:style-name="ce1">
            <text:p>367.1875</text:p>
          </table:table-cell>
          <table:table-cell office:value-type="float" office:value="402.34375" table:formula="of:=1000*BIN2DEC([.M7])/256" table:style-name="ce1">
            <text:p>402.34375</text:p>
          </table:table-cell>
          <table:table-cell office:value-type="float" office:value="441.40625" table:formula="of:=1000*BIN2DEC([.N7])/256" table:style-name="ce1">
            <text:p>441.40625</text:p>
          </table:table-cell>
          <table:table-cell office:value-type="float" office:value="480.46875" table:formula="of:=1000*BIN2DEC([.O7])/256" table:style-name="ce1">
            <text:p>480.46875</text:p>
          </table:table-cell>
          <table:table-cell office:value-type="float" office:value="0" table:formula="of:=1000*BIN2DEC([.P7])/256" table:style-name="ce1">
            <text:p>0</text:p>
          </table:table-cell>
          <table:table-cell office:value-type="float" office:value="0" table:formula="of:=1000*BIN2DEC([.Q7])/256" table:style-name="ce1">
            <text:p>0</text:p>
          </table:table-cell>
          <table:table-cell office:value-type="float" office:value="0" table:formula="of:=1000*BIN2DEC([.R7])/256" table:style-name="ce1">
            <text:p>0</text:p>
          </table:table-cell>
          <table:table-cell office:value-type="float" office:value="0" table:formula="of:=1000*BIN2DEC([.S7])/256" table:style-name="ce1">
            <text:p>0</text:p>
          </table:table-cell>
          <table:table-cell office:value-type="float" office:value="0" table:formula="of:=1000*BIN2DEC([.T7])/256" table:style-name="ce1">
            <text:p>0</text:p>
          </table:table-cell>
          <table:table-cell office:value-type="float" office:value="0" table:formula="of:=1000*BIN2DEC([.U7])/256" table:style-name="ce1">
            <text:p>0</text:p>
          </table:table-cell>
          <table:table-cell office:value-type="float" office:value="0" table:formula="of:=1000*BIN2DEC([.V7])/256" table:style-name="ce1">
            <text:p>0</text:p>
          </table:table-cell>
          <table:table-cell office:value-type="float" office:value="0" table:formula="of:=1000*BIN2DEC([.W7])/256" table:style-name="ce1">
            <text:p>0</text:p>
          </table:table-cell>
          <table:table-cell office:value-type="float" office:value="0" table:formula="of:=1000*BIN2DEC([.X7])/256" table:style-name="ce1">
            <text:p>0</text:p>
          </table:table-cell>
          <table:table-cell office:value-type="float" office:value="0" table:formula="of:=1000*BIN2DEC([.Y7])/256" table:style-name="ce1">
            <text:p>0</text:p>
          </table:table-cell>
          <table:table-cell table:number-columns-repeated="16359"/>
        </table:table-row>
        <table:table-row table:style-name="ro2">
          <table:table-cell office:value-type="string" table:style-name="ce1">
            <text:p>Error</text:p>
          </table:table-cell>
          <table:table-cell office:value-type="float" office:value="0" table:formula="of:=[.B8]-[.B5]" table:style-name="ce1">
            <text:p>0</text:p>
          </table:table-cell>
          <table:table-cell office:value-type="float" office:value="-2.0799999999999983" table:formula="of:=[.C8]-[.C5]" table:style-name="ce1">
            <text:p>-2.08</text:p>
          </table:table-cell>
          <table:table-cell office:value-type="float" office:value="-0.13750000000000284" table:formula="of:=[.D8]-[.D5]" table:style-name="ce1">
            <text:p>-0.1375</text:p>
          </table:table-cell>
          <table:table-cell office:value-type="float" office:value="-2.1012499999999932" table:formula="of:=[.E8]-[.E5]" table:style-name="ce1">
            <text:p>-2.10125</text:p>
          </table:table-cell>
          <table:table-cell office:value-type="float" office:value="-0.13874999999998749" table:formula="of:=[.F8]-[.F5]" table:style-name="ce1">
            <text:p>-0.13875</text:p>
          </table:table-cell>
          <table:table-cell office:value-type="float" office:value="1.7937499999999886" table:formula="of:=[.G8]-[.G5]" table:style-name="ce1">
            <text:p>1.79375</text:p>
          </table:table-cell>
          <table:table-cell office:value-type="float" office:value="3.8062500000000057" table:formula="of:=[.H8]-[.H5]" table:style-name="ce1">
            <text:p>3.80625</text:p>
          </table:table-cell>
          <table:table-cell office:value-type="float" office:value="5.6787499999999795" table:formula="of:=[.I8]-[.I5]" table:style-name="ce16">
            <text:p>5.67875</text:p>
          </table:table-cell>
          <table:table-cell office:value-type="float" office:value="3.714999999999975" table:formula="of:=[.J8]-[.J5]" table:style-name="ce1">
            <text:p>3.715</text:p>
          </table:table-cell>
          <table:table-cell office:value-type="float" office:value="1.7512500000000273" table:formula="of:=[.K8]-[.K5]" table:style-name="ce1">
            <text:p>1.75125</text:p>
          </table:table-cell>
          <table:table-cell office:value-type="float" office:value="-0.21249999999997726" table:formula="of:=[.L8]-[.L5]" table:style-name="ce1">
            <text:p>-0.2125</text:p>
          </table:table-cell>
          <table:table-cell office:value-type="float" office:value="-2.1662499999999909" table:formula="of:=[.M8]-[.M5]" table:style-name="ce1">
            <text:p>-2.16625</text:p>
          </table:table-cell>
          <table:table-cell office:value-type="float" office:value="-0.22374999999999545" table:formula="of:=[.N8]-[.N5]" table:style-name="ce1">
            <text:p>-0.22375</text:p>
          </table:table-cell>
          <table:table-cell office:value-type="float" office:value="1.71875" table:formula="of:=[.O8]-[.O5]" table:style-name="ce1">
            <text:p>1.71875</text:p>
          </table:table-cell>
          <table:table-cell office:value-type="float" office:value="0" table:formula="of:=[.P8]-[.P5]" table:style-name="ce1">
            <text:p>0</text:p>
          </table:table-cell>
          <table:table-cell office:value-type="float" office:value="0" table:formula="of:=[.Q8]-[.Q5]" table:style-name="ce1">
            <text:p>0</text:p>
          </table:table-cell>
          <table:table-cell office:value-type="float" office:value="0" table:formula="of:=[.R8]-[.R5]" table:style-name="ce1">
            <text:p>0</text:p>
          </table:table-cell>
          <table:table-cell office:value-type="float" office:value="0" table:formula="of:=[.S8]-[.S5]" table:style-name="ce1">
            <text:p>0</text:p>
          </table:table-cell>
          <table:table-cell office:value-type="float" office:value="0" table:formula="of:=[.T8]-[.T5]" table:style-name="ce1">
            <text:p>0</text:p>
          </table:table-cell>
          <table:table-cell office:value-type="float" office:value="0" table:formula="of:=[.U8]-[.U5]" table:style-name="ce1">
            <text:p>0</text:p>
          </table:table-cell>
          <table:table-cell office:value-type="float" office:value="0" table:formula="of:=[.V8]-[.V5]" table:style-name="ce1">
            <text:p>0</text:p>
          </table:table-cell>
          <table:table-cell office:value-type="float" office:value="0" table:formula="of:=[.W8]-[.W5]" table:style-name="ce1">
            <text:p>0</text:p>
          </table:table-cell>
          <table:table-cell office:value-type="float" office:value="0" table:formula="of:=[.X8]-[.X5]" table:style-name="ce1">
            <text:p>0</text:p>
          </table:table-cell>
          <table:table-cell office:value-type="float" office:value="0" table:formula="of:=[.Y8]-[.Y5]" table:style-name="ce1">
            <text:p>0</text:p>
          </table:table-cell>
          <table:table-cell table:number-columns-repeated="1635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0" number:min-integer-digits="3"/>
    </number:number-style>
    <number:number-style style:name="N37">
      <number:number number:decimal-places="3" number:min-integer-digits="1"/>
    </number:number-style>
    <number:number-style style:name="N38">
      <number:number number:decimal-places="0" number:min-integer-digits="8"/>
    </number:number-style>
    <number:number-style style:name="N39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CCFFCC"/>
      <style:text-properties fo:color="#006600"/>
    </style:style>
    <style:style style:name="cf2" style:family="table-cell">
      <style:table-cell-properties fo:background-color="#FFCCCC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Jesse Ku</dc:creator>
    <meta:creation-date>2019-11-27T10:30:37Z</meta:creation-date>
    <dc:date>2019-12-08T21:56:10Z</dc:date>
    <meta:editing-cycles>18</meta:editing-cycles>
    <meta:editing-duration>PT4032S</meta:editing-duration>
  </office:meta>
</office:document-meta>
</file>